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07,562,008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04,295,862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99,937,696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9,290,381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1,726,331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5,129,659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7,924,544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9,276,664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9,555,367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2,519,686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1,762,635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1,007,777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6,802,044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1,507,085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6,591,661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2,432,858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8,548,945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4,468,324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8,327,764,88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,645,272,636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,981,896,948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8,162,053,026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5,226,393,19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4:34.163682393</dc:date>
    <meta:editing-duration>PT1H26M52S</meta:editing-duration>
    <meta:editing-cycles>50</meta:editing-cycles>
    <meta:generator>LibreOffice/7.2.6.2$Linux_X86_64 LibreOffice_project/20$Build-2</meta:generator>
    <meta:document-statistic meta:table-count="1" meta:cell-count="48" meta:object-count="0"/>
  </office:meta>
</office:document-meta>
</file>